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0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2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8-2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7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6-20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5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4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3-2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2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4-01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12-1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11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10-2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09-21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08-2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07-1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06-2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05-2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04-2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03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02-1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3-01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12-0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11-2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10-2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9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8-22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8-1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7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7-1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6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5-19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5-0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4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4-0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3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2-1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2-01-1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12-1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11-1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10-2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09-22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08-1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07-23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06-2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05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04-2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03-1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02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1-01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12-1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11-1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10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10-1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9-1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8-2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7-2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7-1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6-1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5-2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4-2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3-1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2-2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20-01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12-1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11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10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09-1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08-2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07-1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06-25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05-2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04-1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03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02-2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9-01-1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12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11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10-2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08-2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07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06-2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05-2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04-1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03-27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02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8-01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12-15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11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10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09-22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08-24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07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06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05-2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04-27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03-31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02-24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7-01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12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11-2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10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09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08-2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07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06-2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05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04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03-3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02-26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6-01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12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11-25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10-27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10-01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08-26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07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06-2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05-2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04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03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02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5-01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12-1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11-2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10-2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09-2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08-25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07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06-23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05-2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04-2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03-24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02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4-01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12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11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10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09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08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07-3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06-2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05-3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04-2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03-2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02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3-01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12-2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11-2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11-0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09-1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08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07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06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05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04-3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03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03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2-01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12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11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10-2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09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08-3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07-2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06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05-2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04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03-2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02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1-01-2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12-2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11-2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10-26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09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08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07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06-28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05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04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03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02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10-01-2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12-2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11-2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10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09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08-2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07-3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06-2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05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04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03-2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02-24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9-01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12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11-24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10-29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09-2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08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07-29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06-2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05-2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03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02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8-01-3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10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9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641071102501</text:p>
          </table:table-cell>
          <table:table-cell office:value-type="string" calcext:value-type="string">
            <text:p>MA-AJW <text:s/>462 ANDOVER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208" meta:object-count="0"/>
    <meta:user-defined meta:name="AppVersion">3.0</meta:user-defined>
  </office:meta>
</office:document-meta>
</file>